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gistrationCodeFragmentsDecorator.generateReturnCode( GenerationContext generationContext , BeanRegistrationCode beanRegistratio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gistrationCodeFragmentsDecorator.generateInstanceSupplierCode( GenerationContext generationContext , BeanRegistrationCode beanRegistrationCode , Executable constructorOrFactoryMethod , boolean allowDirectSupplierShortc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gistrationCodeFragmentsDecorator.getTarget( RegisteredBean registeredBean , Executable constructorOrFactory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gistrationCodeFragmentsDecorator.generateSetBeanDefinitionPropertiesCode( GenerationContext generationContext , BeanRegistrationCode beanRegistrationCode , RootBeanDefinition beanDefinition , Predicate &lt; String &gt; attribute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gistrationCodeFragmentsDecorator.generateSetBeanInstanceSupplierCode( GenerationContext generationContext , BeanRegistrationCode beanRegistrationCode , CodeBlock instanceSupplierCode , List &lt; MethodReference &gt; post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gistrationCodeFragmentsDecorator.BeanRegistrationCodeFragmentsDecorator( BeanRegistrationCodeFragments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gistrationCodeFragmentsDecorator.generateNewBeanDefinitionCode( GenerationContext generationContext , ResolvableType beanType , BeanRegistrationCode beanRegistratio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